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Hyperlink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Heading2" style:family="paragraph">
      <style:text-properties fo:font-size="18pt" style:font-size-asian="18pt" style:font-size-complex="18pt"/>
    </style:style>
    <style:style style:name="TableColumn8" style:family="table-column">
      <style:table-column-properties style:column-width="2.052in"/>
    </style:style>
    <style:style style:name="TableColumn9" style:family="table-column">
      <style:table-column-properties style:column-width="1.0229in"/>
    </style:style>
    <style:style style:name="TableColumn10" style:family="table-column">
      <style:table-column-properties style:column-width="0.75in"/>
    </style:style>
    <style:style style:name="TableColumn11" style:family="table-column">
      <style:table-column-properties style:column-width="0.277in"/>
    </style:style>
    <style:style style:name="TableColumn12" style:family="table-column">
      <style:table-column-properties style:column-width="2.1041in"/>
    </style:style>
    <style:style style:name="Table7" style:family="table">
      <style:table-properties style:width="6.2062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833in" fo:margin-bottom="0.1666in" fo:line-height="100%"/>
    </style:style>
    <style:style style:name="T1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7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833in" fo:margin-bottom="0.1666in" fo:line-height="100%"/>
    </style:style>
    <style:style style:name="T1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20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833in" fo:margin-bottom="0.1666in" fo:line-height="100%"/>
    </style:style>
    <style:style style:name="T2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833in" fo:margin-bottom="0.1666in" fo:line-height="100%"/>
    </style:style>
    <style:style style:name="T2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833in" fo:margin-bottom="0.1666in" fo:line-height="100%"/>
    </style:style>
    <style:style style:name="T3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2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3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6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833in" fo:margin-bottom="0.1666in" fo:line-height="100%"/>
    </style:style>
    <style:style style:name="T50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833in" fo:margin-bottom="0.1666in" fo:line-height="100%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54" style:family="table-row">
      <style:table-row-properties/>
    </style:style>
    <style:style style:name="TableCell5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833in" fo:margin-bottom="0.1666in" fo:line-height="100%"/>
    </style:style>
    <style:style style:name="T5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 fo:margin-bottom="0.1666in" fo:line-height="100%"/>
    </style:style>
    <style:style style:name="T6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2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63" style:family="table-row">
      <style:table-row-properties fo:keep-together="always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833in" fo:margin-bottom="0.1666in" fo:line-height="100%"/>
    </style:style>
    <style:style style:name="T6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7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1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 fo:margin-bottom="0.1666in" fo:line-height="100%"/>
    </style:style>
    <style:style style:name="T7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olumn91" style:family="table-column">
      <style:table-column-properties style:column-width="2.052in"/>
    </style:style>
    <style:style style:name="TableColumn92" style:family="table-column">
      <style:table-column-properties style:column-width="1.0229in"/>
    </style:style>
    <style:style style:name="TableColumn93" style:family="table-column">
      <style:table-column-properties style:column-width="0.75in"/>
    </style:style>
    <style:style style:name="TableColumn94" style:family="table-column">
      <style:table-column-properties style:column-width="0.277in"/>
    </style:style>
    <style:style style:name="TableColumn95" style:family="table-column">
      <style:table-column-properties style:column-width="2.1041in"/>
    </style:style>
    <style:style style:name="Table90" style:family="table">
      <style:table-properties style:width="6.2062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138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top="0.0833in" fo:margin-bottom="0.1666in" fo:line-height="100%"/>
    </style:style>
    <style:style style:name="T9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0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833in" fo:margin-bottom="0.1666in" fo:line-height="100%"/>
    </style:style>
    <style:style style:name="T10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3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833in" fo:margin-bottom="0.1666in" fo:line-height="100%"/>
    </style:style>
    <style:style style:name="T10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833in" fo:margin-bottom="0.1666in" fo:line-height="100%"/>
    </style:style>
    <style:style style:name="T10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5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top="0.0833in" fo:margin-bottom="0.1666in" fo:line-height="100%"/>
    </style:style>
    <style:style style:name="T11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2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12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6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833in" fo:margin-bottom="0.1666in" fo:line-height="100%"/>
    </style:style>
    <style:style style:name="T13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.0833in" fo:margin-bottom="0.1666in" fo:line-height="100%"/>
    </style:style>
    <style:style style:name="T13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833in" fo:margin-bottom="0.1666in" fo:line-height="100%"/>
    </style:style>
    <style:style style:name="T13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39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833in" fo:margin-bottom="0.1666in" fo:line-height="100%"/>
    </style:style>
    <style:style style:name="T14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3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144" style:family="table-row">
      <style:table-row-properties fo:keep-together="always"/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top="0.0833in" fo:margin-bottom="0.1666in" fo:line-height="100%"/>
    </style:style>
    <style:style style:name="T14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top="0.0694in" fo:margin-bottom="0.0694in" fo:line-height="100%"/>
    </style:style>
    <style:style style:name="T151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2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3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154" style:family="table-row">
      <style:table-row-properties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833in" fo:margin-bottom="0.1666in" fo:line-height="100%"/>
    </style:style>
    <style:style style:name="T15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58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</office:automatic-styles>
  <office:body>
    <office:text text:use-soft-page-breaks="true">
      <text:h text:style-name="P1" text:outline-level="1">IN2013 Object-Oriented Analysis and Design 2025/26 Coursework Assignment 1 (Analysis) Z-Flexi Credit Card Mobile App Assignment Answers</text:h>
      <text:p text:style-name="Normal"><text:s/></text:p>
      <text:p text:style-name="Normal"/>
      <text:p text:style-name="P2">Name: Varinder Singh</text:p>
      <text:p text:style-name="Normal"><text:span text:style-name="T3">Email:<text:s/></text:span><text:a xlink:href="mailto:Varinder.singh@city.ac.uk" office:target-frame-name="_top" xlink:show="replace"><text:span text:style-name="T4">Varinder.singh@city.ac.uk</text:span></text:a></text:p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6" text:outline-level="2">Question 1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bookmark-start text:name="_Hlk212460751"/><text:span text:style-name="T16">Requirement ID: 01</text:span></text:p>
          </table:table-cell>
          <table:table-cell table:style-name="TableCell17" table:number-columns-spanned="3">
            <text:p text:style-name="P18"><text:span text:style-name="T19">Requirement Type: FR</text:span></text:p>
          </table:table-cell>
          <table:covered-table-cell/>
          <table:covered-table-cell/>
          <table:table-cell table:style-name="TableCell20">
            <text:p text:style-name="P21"><text:span text:style-name="T22">Event/Use Case #:</text:span><text:s/><text:span text:style-name="T23">Login</text:span></text:p>
          </table:table-cell>
        </table:table-row>
        <table:table-row table:style-name="TableRow24">
          <table:table-cell table:style-name="TableCell25" table:number-columns-spanned="5">
            <text:p text:style-name="P26"><text:span text:style-name="T27">Description:<text:s/></text:span><text:span text:style-name="T28">The Z-Client system shall allow registered customers to log in using either their email address or Customer ID along with their passwor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P31"><text:span text:style-name="T32">Rationale:<text:s/></text:span><text:span text:style-name="T33">Access to the app must only be granted to users with registered account by login authentication. This also is a layer of protection for users individual dat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5">
            <text:p text:style-name="P36"><text:span text:style-name="T37">Source:<text:s/></text:span><text:span text:style-name="T38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5">
            <text:p text:style-name="P41">Fit Criteria:<text:s/></text:p>
            <text:list text:style-name="LFO1" text:continue-numbering="true">
              <text:list-item>
                <text:p text:style-name="P42">Test with invalid credentials there should be an error message displayed.</text:p>
              </text:list-item>
              <text:list-item>
                <text:p text:style-name="P43">Test with correct credentials and account access is granted</text:p>
              </text:list-item>
              <text:list-item>
                <text:p text:style-name="P44">Test with a user that has registered but has not activated their account , they will be prompted to activate their account</text:p>
              </text:list-item>
              <text:list-item>
                <text:p text:style-name="P45">Test with an email that has non-existing account should display an error message.</text:p>
              </text:list-item>
              <text:list-item>
                <text:p text:style-name="P46">Test to login to the same account with both the email or customer id numb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<text:span text:style-name="T50">Customer Satisfaction: 5</text:span></text:p>
          </table:table-cell>
          <table:covered-table-cell/>
          <table:table-cell table:style-name="TableCell51" table:number-columns-spanned="3">
            <text:p text:style-name="P52"><text:span text:style-name="T53">Customer Dissatisfaction: 5</text:span>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<text:span text:style-name="T57">Priority:<text:s/></text:span><text:span text:style-name="T58">Essential</text:span></text:p>
          </table:table-cell>
          <table:covered-table-cell/>
          <table:table-cell table:style-name="TableCell59" table:number-columns-spanned="3">
            <text:p text:style-name="P60"><text:span text:style-name="T61">Conflicts:<text:s/></text:span><text:span text:style-name="T62">None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3">
            <text:p text:style-name="P65"><text:span text:style-name="T66">Supporting Material:<text:s/></text:span><text:span text:style-name="T67">Z-Flexi Credit Card Mobile App initial requirement specification.</text:span></text:p>
          </table:table-cell>
          <table:covered-table-cell/>
          <table:covered-table-cell/>
          <table:table-cell table:style-name="TableCell68" table:number-columns-spanned="2" table:number-rows-spanned="2">
            <text:p text:style-name="P69"><text:span text:style-name="T70">Volere</text:span><text:span text:style-name="T71"><text:line-break/></text:span><text:span text:style-name="T72"><text:line-break/>Source: Atlantic Systems Guild</text:span></text:p>
          </table:table-cell>
          <table:covered-table-cell/>
        </table:table-row>
        <table:table-row table:style-name="TableRow73">
          <table:table-cell table:style-name="TableCell74" table:number-columns-spanned="3">
            <text:p text:style-name="P75"><text:span text:style-name="T76">History:<text:s/></text:span><text:span text:style-name="T77">New requirement.</text:span></text:p>
          </table:table-cell>
          <table:covered-table-cell/>
          <table:covered-table-cell/>
          <table:covered-table-cell>
            <text:p text:style-name="P78"/>
          </table:covered-table-cell>
          <table:covered-table-cell/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Normal"><text:bookmark-end text:name="_Hlk212460751"/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Requirement ID: 01</text:span></text:p>
          </table:table-cell>
          <table:table-cell table:style-name="TableCell100" table:number-columns-spanned="3">
            <text:p text:style-name="P101"><text:span text:style-name="T102">Requirement Type: NFR</text:span></text:p>
          </table:table-cell>
          <table:covered-table-cell/>
          <table:covered-table-cell/>
          <table:table-cell table:style-name="TableCell103">
            <text:p text:style-name="P104"><text:span text:style-name="T105">Event/Use Case #: N/A (non-functional requirements do not refer to use case)</text:span></text:p>
          </table:table-cell>
        </table:table-row>
        <table:table-row table:style-name="TableRow106">
          <table:table-cell table:style-name="TableCell107" table:number-columns-spanned="5">
            <text:p text:style-name="P108"><text:span text:style-name="T109">Description:<text:s/></text:span><text:span text:style-name="T110">The Z-Client system shall log out the user after 15 minutes of inactivity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5">
            <text:p text:style-name="P113"><text:span text:style-name="T114">Rationale:<text:s/></text:span><text:span text:style-name="T115">To prevent unauthorised access if the users device is stolen or left unattended. This protects the users sensitive financial infor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5">
            <text:p text:style-name="P118"><text:span text:style-name="T119">Source:<text:s/></text:span><text:span text:style-name="T120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Fit Criteria:<text:s/></text:p>
            <text:list text:style-name="LFO1" text:continue-numbering="true">
              <text:list-item>
                <text:p text:style-name="P124">System should monitor the users interactivity and only start timer after the last user interaction .</text:p>
              </text:list-item>
              <text:list-item>
                <text:p text:style-name="P125">If user activity is not detected for exactly 15 minutes</text:p>
              </text:list-item>
            </text:list>
            <text:list text:style-name="LFO2" text:continue-numbering="true">
              <text:list-item>
                <text:p text:style-name="P126">The system will log the user out.</text:p>
              </text:list-item>
            </text:list>
            <text:list text:style-name="LFO1" text:continue-numbering="true">
              <text:list-item>
                <text:p text:style-name="P127">System must be tested with extreme boundaries , such as at 14:59 the user should still be logged into the system and at exactly 15 minute the user shall be logged out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28">
          <table:table-cell table:style-name="TableCell129" table:number-columns-spanned="2">
            <text:p text:style-name="P130"><text:span text:style-name="T131">Customer Satisfaction: 5</text:span></text:p>
          </table:table-cell>
          <table:covered-table-cell/>
          <table:table-cell table:style-name="TableCell132" table:number-columns-spanned="3">
            <text:p text:style-name="P133"><text:span text:style-name="T134">Customer Dissatisfaction: 5</text:span></text:p>
          </table:table-cell>
          <table:covered-table-cell/>
          <table:covered-table-cell/>
        </table:table-row>
        <table:table-row table:style-name="TableRow135">
          <table:table-cell table:style-name="TableCell136" table:number-columns-spanned="2">
            <text:p text:style-name="P137"><text:span text:style-name="T138">Priority:<text:s/></text:span><text:span text:style-name="T139">Essential</text:span></text:p>
          </table:table-cell>
          <table:covered-table-cell/>
          <table:table-cell table:style-name="TableCell140" table:number-columns-spanned="3">
            <text:p text:style-name="P141"><text:span text:style-name="T142">Conflicts:<text:s/></text:span><text:span text:style-name="T143">None</text:span></text:p>
          </table:table-cell>
          <table:covered-table-cell/>
          <table:covered-table-cell/>
        </table:table-row>
        <table:table-row table:style-name="TableRow144">
          <table:table-cell table:style-name="TableCell145" table:number-columns-spanned="3">
            <text:p text:style-name="P146"><text:span text:style-name="T147">Supporting Material:<text:s/></text:span><text:span text:style-name="T148">Z-Flexi Credit Card Mobile App initial requirement specification.</text:span></text:p>
          </table:table-cell>
          <table:covered-table-cell/>
          <table:covered-table-cell/>
          <table:table-cell table:style-name="TableCell149" table:number-columns-spanned="2" table:number-rows-spanned="2">
            <text:p text:style-name="P150"><text:span text:style-name="T151">Volere</text:span><text:span text:style-name="T152"><text:line-break/></text:span><text:span text:style-name="T153"><text:line-break/>Source: Atlantic Systems Guild</text:span></text:p>
          </table:table-cell>
          <table:covered-table-cell/>
        </table:table-row>
        <table:table-row table:style-name="TableRow154">
          <table:table-cell table:style-name="TableCell155" table:number-columns-spanned="3">
            <text:p text:style-name="P156"><text:span text:style-name="T157">History:<text:s/></text:span><text:span text:style-name="T158">New requirement.</text:span></text:p>
          </table:table-cell>
          <table:covered-table-cell/>
          <table:covered-table-cell/>
          <table:covered-table-cell>
            <text:p text:style-name="P159"/>
          </table:covered-table-cell>
          <table:covered-table-cell/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p text:style-name="Normal"/>
      <text:h text:style-name="Heading2" text:outline-level="2">Question 2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UG-Singh, Varinder</dc:creator>
    <meta:creation-date>2025-10-27T11:16:00Z</meta:creation-date>
    <dc:date>2025-10-27T16:04:00Z</dc:date>
    <meta:template xlink:href="Normal" xlink:type="simple"/>
    <meta:editing-cycles>3</meta:editing-cycles>
    <meta:editing-duration>PT10620S</meta:editing-duration>
    <meta:document-statistic meta:page-count="3" meta:paragraph-count="42" meta:word-count="354" meta:character-count="2364" meta:row-count="88" meta:non-whitespace-character-count="2039"/>
  </office:meta>
</office:document-meta>
</file>